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cked daikon and carrots:</text:p>
      <text:p text:style-name="P1">Stage 1: (soak daikon and carrots in salt to remove water)</text:p>
      <text:p text:style-name="Standard">½ lb daikon</text:p>
      <text:p text:style-name="Standard">½ lb carrots</text:p>
      <text:p text:style-name="Standard">1 tbsp salt</text:p>
      <text:p text:style-name="Standard"/>
      <text:p text:style-name="P1">Stage 2: (pickle in vinegar mix)</text:p>
      <text:p text:style-name="Standard">dissolve 5 tbsp sugar in ½ cup hot water</text:p>
      <text:p text:style-name="Standard">1 cup water</text:p>
      <text:p text:style-name="Standard">4 tbsp distilled vineg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8T18:53:41.26</meta:creation-date>
    <meta:document-statistic meta:table-count="0" meta:image-count="0" meta:object-count="0" meta:page-count="1" meta:paragraph-count="9" meta:word-count="46" meta:character-count="225"/>
    <dc:date>2020-01-28T18:56:17.41</dc:date>
    <meta:editing-duration>PT2M36S</meta:editing-duration>
    <meta:editing-cycles>1</meta:editing-cycles>
    <meta:generator>OpenOffice/4.1.4$Win32 OpenOffice.org_project/414m5$Build-9788</meta:generator>
  </office:meta>
</office:document-meta>
</file>